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X 6500 X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X 5700 X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X 66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X 6600 X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X 6650 XT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X 6700 X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X 6750 XT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X 68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X 6800 XT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RX 6900 X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X 6950 X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X 7900 XT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X 7900 XTX</text:p>
          </table:table-cell>
          <table:table-cell office:value-type="float" office:value="142" calcext:value-type="float">
            <text:p>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8:52:50.468811434</meta:creation-date>
    <dc:date>2023-02-25T19:15:49.693810126</dc:date>
    <meta:editing-duration>PT22M59S</meta:editing-duration>
    <meta:editing-cycles>1</meta:editing-cycles>
    <meta:document-statistic meta:table-count="1" meta:cell-count="26" meta:object-count="0"/>
    <meta:generator>LibreOffice/7.4.3.2$Linux_X86_64 LibreOffice_project/40$Build-2</meta:generator>
  </office:meta>
</office:document-meta>
</file>